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4a3" officeooo:paragraph-rsid="001fb4a3"/>
    </style:style>
    <style:style style:name="P2" style:family="paragraph" style:parent-style-name="Standard">
      <style:text-properties officeooo:rsid="001fb4a3" officeooo:paragraph-rsid="002044a3"/>
    </style:style>
    <style:style style:name="P3" style:family="paragraph" style:parent-style-name="Standard">
      <style:text-properties officeooo:rsid="001fb4a3" officeooo:paragraph-rsid="002157d6"/>
    </style:style>
    <style:style style:name="P4" style:family="paragraph" style:parent-style-name="Standard">
      <style:text-properties officeooo:paragraph-rsid="001fb4a3"/>
    </style:style>
    <style:style style:name="P5" style:family="paragraph" style:parent-style-name="Standard">
      <style:text-properties officeooo:rsid="00277f82" officeooo:paragraph-rsid="00277f82"/>
    </style:style>
    <style:style style:name="P6" style:family="paragraph" style:parent-style-name="Standard">
      <style:text-properties officeooo:paragraph-rsid="002157d6"/>
    </style:style>
    <style:style style:name="P7" style:family="paragraph" style:parent-style-name="Standard">
      <style:text-properties officeooo:rsid="0028cfab" officeooo:paragraph-rsid="002157d6"/>
    </style:style>
    <style:style style:name="P8" style:family="paragraph" style:parent-style-name="Standard">
      <style:text-properties officeooo:rsid="0028cfab" officeooo:paragraph-rsid="0028cfab"/>
    </style:style>
    <style:style style:name="P9" style:family="paragraph" style:parent-style-name="Standard">
      <style:text-properties officeooo:rsid="001fb4a3" officeooo:paragraph-rsid="001fb4a3"/>
    </style:style>
    <style:style style:name="T1" style:family="text">
      <style:text-properties officeooo:rsid="001fb4a3"/>
    </style:style>
    <style:style style:name="T2" style:family="text">
      <style:text-properties style:text-position="super 58%" officeooo:rsid="001fb4a3"/>
    </style:style>
    <style:style style:name="T3" style:family="text">
      <style:text-properties officeooo:rsid="002044a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fb4a3"/>
    </style:style>
    <style:style style:name="T6" style:family="text">
      <style:text-properties officeooo:rsid="002157d6"/>
    </style:style>
    <style:style style:name="T7" style:family="text">
      <style:text-properties officeooo:rsid="0024708f"/>
    </style:style>
    <style:style style:name="T8" style:family="text">
      <style:text-properties officeooo:rsid="00277f82"/>
    </style:style>
    <style:style style:name="T9" style:family="text">
      <style:text-properties officeooo:rsid="0028cfab"/>
    </style:style>
    <style:style style:name="T10" style:family="text">
      <style:text-properties officeooo:rsid="002a040e"/>
    </style:style>
    <style:style style:name="T11" style:family="text">
      <style:text-properties officeooo:rsid="002cd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SITION</text:p>
      <text:p text:style-name="P1"/>
      <text:p text:style-name="P2">We are modeling a new customer rewards program for restaurants. <text:s/><text:span text:style-name="T3">We will run the simulation for one fictitious business, Sina’s Wieners, and</text:span> assume there are 10k people who know about this business.</text:p>
      <text:p text:style-name="P2"/>
      <text:p text:style-name="P2"><text:span text:style-name="T3">W</text:span>e’d like to see what kind of effects this program can have on the amount of money these 10k will spend at the business over the course of 1 year. <text:s/>It’s basically a coupon system, however, people will have the ability to sell these assets <text:span text:style-name="T3">in addition to simply using them</text:span>. <text:s/><text:span text:style-name="T3">There will be no consideration for customer growth – only the potential for people to spend more or less based on their experiences.</text:span></text:p>
      <text:p text:style-name="P1"/>
      <text:p text:style-name="P1"/>
      <text:p text:style-name="P1">MODEL</text:p>
      <text:p text:style-name="P1"/>
      <text:p text:style-name="P4"><text:span text:style-name="T1">Please see the </text:span><text:span text:style-name="T7">associated flowchart</text:span><text:span text:style-name="T1">.</text:span></text:p>
      <text:p text:style-name="P1"/>
      <text:p text:style-name="P1"/>
      <text:p text:style-name="P4"><text:span text:style-name="T1">Customers will get back </text:span><text:span text:style-name="T9">a sweep of 0% – 20%</text:span><text:span text:style-name="T1"> of any money spent in the form of credit, and in the event of sale of an asset, 80% of the value of the credit will be returned to the customer in the form of regular cash. <text:s/></text:span><text:span text:style-name="T11">All purchases will have to be made in multiples of $8, either completely with cash or completely with credit.</text:span></text:p>
      <text:p text:style-name="P1"/>
      <text:p text:style-name="P1"/>
      <text:p text:style-name="P1">Customers will have the following attributes:</text:p>
      <text:p text:style-name="P1"/>
      <text:p text:style-name="P1"><text:span text:style-name="T4">Index</text:span>: customer ID</text:p>
      <text:p text:style-name="P5"><text:span text:style-name="T4">Salary</text:span>: tells the model how much expendable income they </text:p>
      <text:p text:style-name="P5"><text:tab/>should receive <text:span text:style-name="T1">on the 1</text:span><text:span text:style-name="T2">st</text:span><text:span text:style-name="T1"> and the 15</text:span><text:span text:style-name="T2">th</text:span><text:span text:style-name="T1">, on pay days.</text:span></text:p>
      <text:p text:style-name="P4"><text:span text:style-name="T5">Cash</text:span><text:span text:style-name="T1">: </text:span><text:span text:style-name="T8">total expendable amount available, </text:span><text:span text:style-name="T10">resets every pay day.</text:span></text:p>
      <text:p text:style-name="P1"><text:span text:style-name="T4">Credit</text:span>: accumulated customer rewards from previous spending</text:p>
      <text:p text:style-name="P1"><text:span text:style-name="T4">Affinity</text:span>: how much they like the food, integer 0 – 4. <text:s/>If they get to 0, they will not return, and will sell <text:tab/>all credit</text:p>
      <text:p text:style-name="P1"><text:span text:style-name="T4">Seasonal Habits</text:span>: interest in dining out, based on the season</text:p>
      <text:p text:style-name="P1"><text:span text:style-name="T4">Willingness</text:span>: how likely they are download and use the rewards service</text:p>
      <text:p text:style-name="P1"/>
      <text:p text:style-name="P8">The probability that the dining experience is good or bad will be based on a normal distribution centered around neutral, with a very very low standard deviation. <text:s/>This is based on the assumption that Sina’s Wieners is an established and well-run business.</text:p>
      <text:p text:style-name="P8"/>
      <text:p text:style-name="P8"/>
      <text:p text:style-name="P3">These initial values will be drawn from closed-form distributions, and updated throughout the simulation. <text:s/><text:span text:style-name="T6">Customers’ interest in using or selling assets will be inversely related to their Affinity score.</text:span></text:p>
      <text:p text:style-name="P3"/>
      <text:p text:style-name="P6"><text:span text:style-name="T1">At the end of the model, we should know how much “free money” or credit was used to buy food, and how much “real money” was spent. <text:s/></text:span><text:span text:style-name="T9">This should tell us at what kickback percentage this process becomes cost effective for the business, if at all.</text:span></text:p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6:00:04.350655329</meta:creation-date>
    <dc:date>2022-07-08T00:08:35.072991840</dc:date>
    <meta:editing-duration>PT1H42M19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384" meta:character-count="2228" meta:non-whitespace-character-count="1848"/>
  </office:meta>
</office:document-meta>
</file>